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52mm"/>
    </style:style>
    <style:style style:name="co2" style:family="table-column">
      <style:table-column-properties fo:break-before="auto" style:column-width="40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4.91mm"/>
    </style:style>
    <style:style style:name="co5" style:family="table-column">
      <style:table-column-properties fo:break-before="auto" style:column-width="27.41mm"/>
    </style:style>
    <style:style style:name="co6" style:family="table-column">
      <style:table-column-properties fo:break-before="auto" style:column-width="32.07mm"/>
    </style:style>
    <style:style style:name="co7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C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Arquivo</text:p>
          </table:table-cell>
          <table:table-cell table:number-columns-repeated="11"/>
          <table:table-cell office:value-type="string" calcext:value-type="string">
            <text:p>Média</text:p>
          </table:table-cell>
          <table:table-cell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table:number-columns-repeated="11"/>
          <table:table-cell table:formula="of:=AVERAGE([.B2:.K2])" office:value-type="string" office:string-value="" calcext:value-type="error">
            <text:p>#DIV/0!</text:p>
          </table:table-cell>
          <table:table-cell table:formula="of:=TRIMMEAN([.B2:.K2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table:number-columns-repeated="11"/>
          <table:table-cell table:formula="of:=AVERAGE([.B3:.K3])" office:value-type="string" office:string-value="" calcext:value-type="error">
            <text:p>#DIV/0!</text:p>
          </table:table-cell>
          <table:table-cell table:formula="of:=TRIMMEAN([.B3:.K3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table:number-columns-repeated="11"/>
          <table:table-cell table:formula="of:=AVERAGE([.B4:.K4])" office:value-type="string" office:string-value="" calcext:value-type="error">
            <text:p>#DIV/0!</text:p>
          </table:table-cell>
          <table:table-cell table:formula="of:=TRIMMEAN([.B4:.K4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table:number-columns-repeated="11"/>
          <table:table-cell table:formula="of:=AVERAGE([.B5:.K5])" office:value-type="string" office:string-value="" calcext:value-type="error">
            <text:p>#DIV/0!</text:p>
          </table:table-cell>
          <table:table-cell table:formula="of:=TRIMMEAN([.B5:.K5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table:number-columns-repeated="11"/>
          <table:table-cell table:formula="of:=AVERAGE([.B6:.K6])" office:value-type="string" office:string-value="" calcext:value-type="error">
            <text:p>#DIV/0!</text:p>
          </table:table-cell>
          <table:table-cell table:formula="of:=TRIMMEAN([.B6:.K6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table:number-columns-repeated="11"/>
          <table:table-cell table:formula="of:=AVERAGE([.B7:.K7])" office:value-type="string" office:string-value="" calcext:value-type="error">
            <text:p>#DIV/0!</text:p>
          </table:table-cell>
          <table:table-cell table:formula="of:=TRIMMEAN([.B7:.K7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table:number-columns-repeated="11"/>
          <table:table-cell table:formula="of:=AVERAGE([.B8:.K8])" office:value-type="string" office:string-value="" calcext:value-type="error">
            <text:p>#DIV/0!</text:p>
          </table:table-cell>
          <table:table-cell table:formula="of:=TRIMMEAN([.B8:.K8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table:number-columns-repeated="11"/>
          <table:table-cell table:formula="of:=AVERAGE([.B9:.K9])" office:value-type="string" office:string-value="" calcext:value-type="error">
            <text:p>#DIV/0!</text:p>
          </table:table-cell>
          <table:table-cell table:formula="of:=TRIMMEAN([.B9:.K9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table:number-columns-repeated="11"/>
          <table:table-cell table:formula="of:=AVERAGE([.B10:.K10])" office:value-type="string" office:string-value="" calcext:value-type="error">
            <text:p>#DIV/0!</text:p>
          </table:table-cell>
          <table:table-cell table:formula="of:=TRIMMEAN([.B10:.K10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table:number-columns-repeated="11"/>
          <table:table-cell table:formula="of:=AVERAGE([.B11:.K11])" office:value-type="string" office:string-value="" calcext:value-type="error">
            <text:p>#DIV/0!</text:p>
          </table:table-cell>
          <table:table-cell table:formula="of:=TRIMMEAN([.B11:.K11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table:number-columns-repeated="11"/>
          <table:table-cell table:formula="of:=AVERAGE([.B12:.K12])" office:value-type="string" office:string-value="" calcext:value-type="error">
            <text:p>#DIV/0!</text:p>
          </table:table-cell>
          <table:table-cell table:formula="of:=TRIMMEAN([.B12:.K12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table:number-columns-repeated="11"/>
          <table:table-cell table:formula="of:=AVERAGE([.B13:.K13])" office:value-type="string" office:string-value="" calcext:value-type="error">
            <text:p>#DIV/0!</text:p>
          </table:table-cell>
          <table:table-cell table:formula="of:=TRIMMEAN([.B13:.K13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table:number-columns-repeated="11"/>
          <table:table-cell table:formula="of:=AVERAGE([.B14:.K14])" office:value-type="string" office:string-value="" calcext:value-type="error">
            <text:p>#DIV/0!</text:p>
          </table:table-cell>
          <table:table-cell table:formula="of:=TRIMMEAN([.B14:.K14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table:number-columns-repeated="11"/>
          <table:table-cell table:formula="of:=AVERAGE([.B15:.K15])" office:value-type="string" office:string-value="" calcext:value-type="error">
            <text:p>#DIV/0!</text:p>
          </table:table-cell>
          <table:table-cell table:formula="of:=TRIMMEAN([.B15:.K15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table:number-columns-repeated="11"/>
          <table:table-cell table:formula="of:=AVERAGE([.B16:.K16])" office:value-type="string" office:string-value="" calcext:value-type="error">
            <text:p>#DIV/0!</text:p>
          </table:table-cell>
          <table:table-cell table:formula="of:=TRIMMEAN([.B16:.K16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table:number-columns-repeated="11"/>
          <table:table-cell table:formula="of:=AVERAGE([.B17:.K17])" office:value-type="string" office:string-value="" calcext:value-type="error">
            <text:p>#DIV/0!</text:p>
          </table:table-cell>
          <table:table-cell table:formula="of:=TRIMMEAN([.B17:.K17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table:number-columns-repeated="11"/>
          <table:table-cell table:formula="of:=AVERAGE([.B18:.K18])" office:value-type="string" office:string-value="" calcext:value-type="error">
            <text:p>#DIV/0!</text:p>
          </table:table-cell>
          <table:table-cell table:formula="of:=TRIMMEAN([.B18:.K18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table:number-columns-repeated="11"/>
          <table:table-cell table:formula="of:=AVERAGE([.B19:.K19])" office:value-type="string" office:string-value="" calcext:value-type="error">
            <text:p>#DIV/0!</text:p>
          </table:table-cell>
          <table:table-cell table:formula="of:=TRIMMEAN([.B19:.K19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table:number-columns-repeated="11"/>
          <table:table-cell table:formula="of:=AVERAGE([.B20:.K20])" office:value-type="string" office:string-value="" calcext:value-type="error">
            <text:p>#DIV/0!</text:p>
          </table:table-cell>
          <table:table-cell table:formula="of:=TRIMMEAN([.B20:.K20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table:number-columns-repeated="11"/>
          <table:table-cell table:formula="of:=AVERAGE([.B21:.K21])" office:value-type="string" office:string-value="" calcext:value-type="error">
            <text:p>#DIV/0!</text:p>
          </table:table-cell>
          <table:table-cell table:formula="of:=TRIMMEAN([.B21:.K21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table:number-columns-repeated="11"/>
          <table:table-cell table:formula="of:=AVERAGE([.B22:.K22])" office:value-type="string" office:string-value="" calcext:value-type="error">
            <text:p>#DIV/0!</text:p>
          </table:table-cell>
          <table:table-cell table:formula="of:=TRIMMEAN([.B22:.K22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table:number-columns-repeated="11"/>
          <table:table-cell table:formula="of:=AVERAGE([.B23:.K23])" office:value-type="string" office:string-value="" calcext:value-type="error">
            <text:p>#DIV/0!</text:p>
          </table:table-cell>
          <table:table-cell table:formula="of:=TRIMMEAN([.B23:.K23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table:number-columns-repeated="11"/>
          <table:table-cell table:formula="of:=AVERAGE([.B24:.K24])" office:value-type="string" office:string-value="" calcext:value-type="error">
            <text:p>#DIV/0!</text:p>
          </table:table-cell>
          <table:table-cell table:formula="of:=TRIMMEAN([.B24:.K24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table:number-columns-repeated="11"/>
          <table:table-cell table:formula="of:=AVERAGE([.B25:.K25])" office:value-type="string" office:string-value="" calcext:value-type="error">
            <text:p>#DIV/0!</text:p>
          </table:table-cell>
          <table:table-cell table:formula="of:=TRIMMEAN([.B25:.K25];0.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formula="of:=SUM([.M2:.M25])" office:value-type="string" office:string-value="" calcext:value-type="error">
            <text:p>#DIV/0!</text:p>
          </table:table-cell>
          <table:table-cell table:formula="of:=SUM([.N2:.N25])" office:value-type="string" office:string-value="" calcext:value-type="error">
            <text:p>#VALUE!</text:p>
          </table:table-cell>
        </table:table-row>
      </table:table>
      <table:table table:name="4CM" table:style-name="ta1">
        <table:table-column table:style-name="co4" table:default-cell-style-name="Default"/>
        <table:table-column table:style-name="co5" table:number-columns-repeated="9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quivo</text:p>
          </table:table-cell>
          <table:table-cell table:number-columns-repeated="11"/>
          <table:table-cell office:value-type="string" calcext:value-type="string">
            <text:p>Média</text:p>
          </table:table-cell>
          <table:table-cell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87.275859174" calcext:value-type="float">
            <text:p>287,275859174</text:p>
          </table:table-cell>
          <table:table-cell office:value-type="float" office:value="265.658841198" calcext:value-type="float">
            <text:p>265,658841198</text:p>
          </table:table-cell>
          <table:table-cell office:value-type="float" office:value="259.963099073" calcext:value-type="float">
            <text:p>259,963099073</text:p>
          </table:table-cell>
          <table:table-cell office:value-type="float" office:value="266.466114951" calcext:value-type="float">
            <text:p>266,466114951</text:p>
          </table:table-cell>
          <table:table-cell office:value-type="float" office:value="260.842667404" calcext:value-type="float">
            <text:p>260,842667404</text:p>
          </table:table-cell>
          <table:table-cell office:value-type="float" office:value="262.582708189" calcext:value-type="float">
            <text:p>262,582708189</text:p>
          </table:table-cell>
          <table:table-cell office:value-type="float" office:value="267.571255843" calcext:value-type="float">
            <text:p>267,571255843</text:p>
          </table:table-cell>
          <table:table-cell office:value-type="float" office:value="262.402641179" calcext:value-type="float">
            <text:p>262,402641179</text:p>
          </table:table-cell>
          <table:table-cell office:value-type="float" office:value="263.010311838" calcext:value-type="float">
            <text:p>263,010311838</text:p>
          </table:table-cell>
          <table:table-cell office:value-type="float" office:value="266.197055427667" calcext:value-type="float">
            <text:p>266,1970554277</text:p>
          </table:table-cell>
          <table:table-cell/>
          <table:table-cell table:formula="of:=AVERAGE([.B2:.K2])" office:value-type="float" office:value="266.197055427667" calcext:value-type="float">
            <text:p>266,1970554277</text:p>
          </table:table-cell>
          <table:table-cell table:formula="of:=TRIMMEAN([.B2:.K2];0.2)" office:value-type="float" office:value="264.341449503708" calcext:value-type="float">
            <text:p>264,3414495037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75.280602605" calcext:value-type="float">
            <text:p>275,280602605</text:p>
          </table:table-cell>
          <table:table-cell office:value-type="float" office:value="263.772892605" calcext:value-type="float">
            <text:p>263,772892605</text:p>
          </table:table-cell>
          <table:table-cell office:value-type="float" office:value="258.456402266" calcext:value-type="float">
            <text:p>258,456402266</text:p>
          </table:table-cell>
          <table:table-cell office:value-type="float" office:value="262.9049389" calcext:value-type="float">
            <text:p>262,9049389</text:p>
          </table:table-cell>
          <table:table-cell office:value-type="float" office:value="262.766376333" calcext:value-type="float">
            <text:p>262,766376333</text:p>
          </table:table-cell>
          <table:table-cell office:value-type="float" office:value="263.015484947" calcext:value-type="float">
            <text:p>263,015484947</text:p>
          </table:table-cell>
          <table:table-cell office:value-type="float" office:value="262.795957037" calcext:value-type="float">
            <text:p>262,795957037</text:p>
          </table:table-cell>
          <table:table-cell office:value-type="float" office:value="258.992159755" calcext:value-type="float">
            <text:p>258,992159755</text:p>
          </table:table-cell>
          <table:table-cell office:value-type="float" office:value="261.411514177" calcext:value-type="float">
            <text:p>261,411514177</text:p>
          </table:table-cell>
          <table:table-cell office:value-type="float" office:value="263.266258736111" calcext:value-type="float">
            <text:p>263,2662587361</text:p>
          </table:table-cell>
          <table:table-cell/>
          <table:table-cell table:formula="of:=AVERAGE([.B3:.K3])" office:value-type="float" office:value="263.266258736111" calcext:value-type="float">
            <text:p>263,2662587361</text:p>
          </table:table-cell>
          <table:table-cell table:formula="of:=TRIMMEAN([.B3:.K3];0.2)" office:value-type="float" office:value="262.365697811264" calcext:value-type="float">
            <text:p>262,3656978113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81.870543983" calcext:value-type="float">
            <text:p>281,870543983</text:p>
          </table:table-cell>
          <table:table-cell office:value-type="float" office:value="268.046184554" calcext:value-type="float">
            <text:p>268,046184554</text:p>
          </table:table-cell>
          <table:table-cell office:value-type="float" office:value="258.562857691" calcext:value-type="float">
            <text:p>258,562857691</text:p>
          </table:table-cell>
          <table:table-cell office:value-type="float" office:value="260.306206149" calcext:value-type="float">
            <text:p>260,306206149</text:p>
          </table:table-cell>
          <table:table-cell office:value-type="float" office:value="260.33721962" calcext:value-type="float">
            <text:p>260,33721962</text:p>
          </table:table-cell>
          <table:table-cell office:value-type="float" office:value="262.242235376" calcext:value-type="float">
            <text:p>262,242235376</text:p>
          </table:table-cell>
          <table:table-cell office:value-type="float" office:value="267.275582376" calcext:value-type="float">
            <text:p>267,275582376</text:p>
          </table:table-cell>
          <table:table-cell office:value-type="float" office:value="261.544414654" calcext:value-type="float">
            <text:p>261,544414654</text:p>
          </table:table-cell>
          <table:table-cell office:value-type="float" office:value="267.56926445" calcext:value-type="float">
            <text:p>267,56926445</text:p>
          </table:table-cell>
          <table:table-cell office:value-type="float" office:value="265.306056539222" calcext:value-type="float">
            <text:p>265,3060565392</text:p>
          </table:table-cell>
          <table:table-cell/>
          <table:table-cell table:formula="of:=AVERAGE([.B4:.K4])" office:value-type="float" office:value="265.306056539222" calcext:value-type="float">
            <text:p>265,3060565392</text:p>
          </table:table-cell>
          <table:table-cell table:formula="of:=TRIMMEAN([.B4:.K4];0.2)" office:value-type="float" office:value="264.078395464778" calcext:value-type="float">
            <text:p>264,0783954648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87.29569519" calcext:value-type="float">
            <text:p>287,29569519</text:p>
          </table:table-cell>
          <table:table-cell office:value-type="float" office:value="261.886321069" calcext:value-type="float">
            <text:p>261,886321069</text:p>
          </table:table-cell>
          <table:table-cell office:value-type="float" office:value="257.197717701" calcext:value-type="float">
            <text:p>257,197717701</text:p>
          </table:table-cell>
          <table:table-cell office:value-type="float" office:value="257.484860581" calcext:value-type="float">
            <text:p>257,484860581</text:p>
          </table:table-cell>
          <table:table-cell office:value-type="float" office:value="259.523907505" calcext:value-type="float">
            <text:p>259,523907505</text:p>
          </table:table-cell>
          <table:table-cell office:value-type="float" office:value="261.278662303" calcext:value-type="float">
            <text:p>261,278662303</text:p>
          </table:table-cell>
          <table:table-cell office:value-type="float" office:value="261.430749326" calcext:value-type="float">
            <text:p>261,430749326</text:p>
          </table:table-cell>
          <table:table-cell office:value-type="float" office:value="266.091680832" calcext:value-type="float">
            <text:p>266,091680832</text:p>
          </table:table-cell>
          <table:table-cell office:value-type="float" office:value="260.754713907" calcext:value-type="float">
            <text:p>260,754713907</text:p>
          </table:table-cell>
          <table:table-cell office:value-type="float" office:value="263.660478712667" calcext:value-type="float">
            <text:p>263,6604787127</text:p>
          </table:table-cell>
          <table:table-cell/>
          <table:table-cell table:formula="of:=AVERAGE([.B5:.K5])" office:value-type="float" office:value="263.660478712667" calcext:value-type="float">
            <text:p>263,6604787127</text:p>
          </table:table-cell>
          <table:table-cell table:formula="of:=TRIMMEAN([.B5:.K5];0.2)" office:value-type="float" office:value="261.513921779458" calcext:value-type="float">
            <text:p>261,5139217795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73.218223321" calcext:value-type="float">
            <text:p>273,218223321</text:p>
          </table:table-cell>
          <table:table-cell office:value-type="float" office:value="265.14384204" calcext:value-type="float">
            <text:p>265,14384204</text:p>
          </table:table-cell>
          <table:table-cell office:value-type="float" office:value="259.996400339" calcext:value-type="float">
            <text:p>259,996400339</text:p>
          </table:table-cell>
          <table:table-cell office:value-type="float" office:value="263.623819224" calcext:value-type="float">
            <text:p>263,623819224</text:p>
          </table:table-cell>
          <table:table-cell office:value-type="float" office:value="259.837743246" calcext:value-type="float">
            <text:p>259,837743246</text:p>
          </table:table-cell>
          <table:table-cell office:value-type="float" office:value="263.697490241" calcext:value-type="float">
            <text:p>263,697490241</text:p>
          </table:table-cell>
          <table:table-cell office:value-type="float" office:value="262.817565714" calcext:value-type="float">
            <text:p>262,817565714</text:p>
          </table:table-cell>
          <table:table-cell office:value-type="float" office:value="261.863509773" calcext:value-type="float">
            <text:p>261,863509773</text:p>
          </table:table-cell>
          <table:table-cell office:value-type="float" office:value="262.32142859" calcext:value-type="float">
            <text:p>262,32142859</text:p>
          </table:table-cell>
          <table:table-cell office:value-type="float" office:value="263.613335832" calcext:value-type="float">
            <text:p>263,613335832</text:p>
          </table:table-cell>
          <table:table-cell/>
          <table:table-cell table:formula="of:=AVERAGE([.B6:.K6])" office:value-type="float" office:value="263.613335832" calcext:value-type="float">
            <text:p>263,613335832</text:p>
          </table:table-cell>
          <table:table-cell table:formula="of:=TRIMMEAN([.B6:.K6];0.2)" office:value-type="float" office:value="262.884673969125" calcext:value-type="float">
            <text:p>262,8846739691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67.237406049" calcext:value-type="float">
            <text:p>267,237406049</text:p>
          </table:table-cell>
          <table:table-cell office:value-type="float" office:value="262.272949188" calcext:value-type="float">
            <text:p>262,272949188</text:p>
          </table:table-cell>
          <table:table-cell office:value-type="float" office:value="257.343915579" calcext:value-type="float">
            <text:p>257,343915579</text:p>
          </table:table-cell>
          <table:table-cell office:value-type="float" office:value="259.621677208" calcext:value-type="float">
            <text:p>259,621677208</text:p>
          </table:table-cell>
          <table:table-cell office:value-type="float" office:value="260.217865106" calcext:value-type="float">
            <text:p>260,217865106</text:p>
          </table:table-cell>
          <table:table-cell office:value-type="float" office:value="259.355391134" calcext:value-type="float">
            <text:p>259,355391134</text:p>
          </table:table-cell>
          <table:table-cell office:value-type="float" office:value="258.884484081" calcext:value-type="float">
            <text:p>258,884484081</text:p>
          </table:table-cell>
          <table:table-cell office:value-type="float" office:value="259.487198266" calcext:value-type="float">
            <text:p>259,487198266</text:p>
          </table:table-cell>
          <table:table-cell office:value-type="float" office:value="259.807480676" calcext:value-type="float">
            <text:p>259,807480676</text:p>
          </table:table-cell>
          <table:table-cell office:value-type="float" office:value="260.469818587444" calcext:value-type="float">
            <text:p>260,4698185874</text:p>
          </table:table-cell>
          <table:table-cell/>
          <table:table-cell table:formula="of:=AVERAGE([.B7:.K7])" office:value-type="float" office:value="260.469818587444" calcext:value-type="float">
            <text:p>260,4698185874</text:p>
          </table:table-cell>
          <table:table-cell table:formula="of:=TRIMMEAN([.B7:.K7];0.2)" office:value-type="float" office:value="260.014608030806" calcext:value-type="float">
            <text:p>260,0146080308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57.734859891" calcext:value-type="float">
            <text:p>257,734859891</text:p>
          </table:table-cell>
          <table:table-cell office:value-type="float" office:value="255.023475865" calcext:value-type="float">
            <text:p>255,023475865</text:p>
          </table:table-cell>
          <table:table-cell office:value-type="float" office:value="254.141533364" calcext:value-type="float">
            <text:p>254,141533364</text:p>
          </table:table-cell>
          <table:table-cell office:value-type="float" office:value="253.222439588" calcext:value-type="float">
            <text:p>253,222439588</text:p>
          </table:table-cell>
          <table:table-cell office:value-type="float" office:value="254.838347845" calcext:value-type="float">
            <text:p>254,838347845</text:p>
          </table:table-cell>
          <table:table-cell office:value-type="float" office:value="258.486335617" calcext:value-type="float">
            <text:p>258,486335617</text:p>
          </table:table-cell>
          <table:table-cell office:value-type="float" office:value="254.405334761" calcext:value-type="float">
            <text:p>254,405334761</text:p>
          </table:table-cell>
          <table:table-cell office:value-type="float" office:value="256.12626951" calcext:value-type="float">
            <text:p>256,12626951</text:p>
          </table:table-cell>
          <table:table-cell office:value-type="float" office:value="256.931120732" calcext:value-type="float">
            <text:p>256,931120732</text:p>
          </table:table-cell>
          <table:table-cell office:value-type="float" office:value="255.656635241444" calcext:value-type="float">
            <text:p>255,6566352414</text:p>
          </table:table-cell>
          <table:table-cell/>
          <table:table-cell table:formula="of:=AVERAGE([.B8:.K8])" office:value-type="float" office:value="255.656635241444" calcext:value-type="float">
            <text:p>255,6566352414</text:p>
          </table:table-cell>
          <table:table-cell table:formula="of:=TRIMMEAN([.B8:.K8];0.2)" office:value-type="float" office:value="255.607197151181" calcext:value-type="float">
            <text:p>255,6071971512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66.202759991" calcext:value-type="float">
            <text:p>266,202759991</text:p>
          </table:table-cell>
          <table:table-cell office:value-type="float" office:value="262.351208187" calcext:value-type="float">
            <text:p>262,351208187</text:p>
          </table:table-cell>
          <table:table-cell office:value-type="float" office:value="261.653757082" calcext:value-type="float">
            <text:p>261,653757082</text:p>
          </table:table-cell>
          <table:table-cell office:value-type="float" office:value="263.710369772" calcext:value-type="float">
            <text:p>263,710369772</text:p>
          </table:table-cell>
          <table:table-cell office:value-type="float" office:value="270.414341928" calcext:value-type="float">
            <text:p>270,414341928</text:p>
          </table:table-cell>
          <table:table-cell office:value-type="float" office:value="269.530484863" calcext:value-type="float">
            <text:p>269,530484863</text:p>
          </table:table-cell>
          <table:table-cell office:value-type="float" office:value="268.084571143" calcext:value-type="float">
            <text:p>268,084571143</text:p>
          </table:table-cell>
          <table:table-cell office:value-type="float" office:value="265.361519994" calcext:value-type="float">
            <text:p>265,361519994</text:p>
          </table:table-cell>
          <table:table-cell office:value-type="float" office:value="266.794430256" calcext:value-type="float">
            <text:p>266,794430256</text:p>
          </table:table-cell>
          <table:table-cell office:value-type="float" office:value="266.011493690667" calcext:value-type="float">
            <text:p>266,0114936907</text:p>
          </table:table-cell>
          <table:table-cell/>
          <table:table-cell table:formula="of:=AVERAGE([.B9:.K9])" office:value-type="float" office:value="266.011493690667" calcext:value-type="float">
            <text:p>266,0114936907</text:p>
          </table:table-cell>
          <table:table-cell table:formula="of:=TRIMMEAN([.B9:.K9];0.2)" office:value-type="float" office:value="266.005854737083" calcext:value-type="float">
            <text:p>266,0058547371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56.424800459" calcext:value-type="float">
            <text:p>256,424800459</text:p>
          </table:table-cell>
          <table:table-cell office:value-type="float" office:value="256.156391304" calcext:value-type="float">
            <text:p>256,156391304</text:p>
          </table:table-cell>
          <table:table-cell office:value-type="float" office:value="258.511410487" calcext:value-type="float">
            <text:p>258,511410487</text:p>
          </table:table-cell>
          <table:table-cell office:value-type="float" office:value="259.044307944" calcext:value-type="float">
            <text:p>259,044307944</text:p>
          </table:table-cell>
          <table:table-cell office:value-type="float" office:value="256.172702828" calcext:value-type="float">
            <text:p>256,172702828</text:p>
          </table:table-cell>
          <table:table-cell office:value-type="float" office:value="258.534058089" calcext:value-type="float">
            <text:p>258,534058089</text:p>
          </table:table-cell>
          <table:table-cell office:value-type="float" office:value="256.504429626" calcext:value-type="float">
            <text:p>256,504429626</text:p>
          </table:table-cell>
          <table:table-cell office:value-type="float" office:value="255.641948889" calcext:value-type="float">
            <text:p>255,641948889</text:p>
          </table:table-cell>
          <table:table-cell office:value-type="float" office:value="259.230478369" calcext:value-type="float">
            <text:p>259,230478369</text:p>
          </table:table-cell>
          <table:table-cell office:value-type="float" office:value="257.357836443889" calcext:value-type="float">
            <text:p>257,3578364439</text:p>
          </table:table-cell>
          <table:table-cell/>
          <table:table-cell table:formula="of:=AVERAGE([.B10:.K10])" office:value-type="float" office:value="257.357836443889" calcext:value-type="float">
            <text:p>257,3578364439</text:p>
          </table:table-cell>
          <table:table-cell table:formula="of:=TRIMMEAN([.B10:.K10];0.2)" office:value-type="float" office:value="257.338242147611" calcext:value-type="float">
            <text:p>257,3382421476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63.709785096" calcext:value-type="float">
            <text:p>263,709785096</text:p>
          </table:table-cell>
          <table:table-cell office:value-type="float" office:value="264.399070545" calcext:value-type="float">
            <text:p>264,399070545</text:p>
          </table:table-cell>
          <table:table-cell office:value-type="float" office:value="256.784292743" calcext:value-type="float">
            <text:p>256,784292743</text:p>
          </table:table-cell>
          <table:table-cell office:value-type="float" office:value="259.377785737" calcext:value-type="float">
            <text:p>259,377785737</text:p>
          </table:table-cell>
          <table:table-cell office:value-type="float" office:value="260.387713983" calcext:value-type="float">
            <text:p>260,387713983</text:p>
          </table:table-cell>
          <table:table-cell office:value-type="float" office:value="264.594097167" calcext:value-type="float">
            <text:p>264,594097167</text:p>
          </table:table-cell>
          <table:table-cell office:value-type="float" office:value="259.584304309" calcext:value-type="float">
            <text:p>259,584304309</text:p>
          </table:table-cell>
          <table:table-cell office:value-type="float" office:value="262.788229393" calcext:value-type="float">
            <text:p>262,788229393</text:p>
          </table:table-cell>
          <table:table-cell office:value-type="float" office:value="266.477835523" calcext:value-type="float">
            <text:p>266,477835523</text:p>
          </table:table-cell>
          <table:table-cell office:value-type="float" office:value="262.011457166222" calcext:value-type="float">
            <text:p>262,0114571662</text:p>
          </table:table-cell>
          <table:table-cell/>
          <table:table-cell table:formula="of:=AVERAGE([.B11:.K11])" office:value-type="float" office:value="262.011457166222" calcext:value-type="float">
            <text:p>262,0114571662</text:p>
          </table:table-cell>
          <table:table-cell table:formula="of:=TRIMMEAN([.B11:.K11];0.2)" office:value-type="float" office:value="262.106555424528" calcext:value-type="float">
            <text:p>262,1065554245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58.14000823" calcext:value-type="float">
            <text:p>258,14000823</text:p>
          </table:table-cell>
          <table:table-cell office:value-type="float" office:value="264.252443578" calcext:value-type="float">
            <text:p>264,252443578</text:p>
          </table:table-cell>
          <table:table-cell office:value-type="float" office:value="255.642993147" calcext:value-type="float">
            <text:p>255,642993147</text:p>
          </table:table-cell>
          <table:table-cell office:value-type="float" office:value="256.494361797" calcext:value-type="float">
            <text:p>256,494361797</text:p>
          </table:table-cell>
          <table:table-cell office:value-type="float" office:value="259.303506192" calcext:value-type="float">
            <text:p>259,303506192</text:p>
          </table:table-cell>
          <table:table-cell office:value-type="float" office:value="260.653630499" calcext:value-type="float">
            <text:p>260,653630499</text:p>
          </table:table-cell>
          <table:table-cell office:value-type="float" office:value="255.691446422" calcext:value-type="float">
            <text:p>255,691446422</text:p>
          </table:table-cell>
          <table:table-cell office:value-type="float" office:value="257.440424806" calcext:value-type="float">
            <text:p>257,440424806</text:p>
          </table:table-cell>
          <table:table-cell office:value-type="float" office:value="264.376659957" calcext:value-type="float">
            <text:p>264,376659957</text:p>
          </table:table-cell>
          <table:table-cell office:value-type="float" office:value="259.110608292" calcext:value-type="float">
            <text:p>259,110608292</text:p>
          </table:table-cell>
          <table:table-cell/>
          <table:table-cell table:formula="of:=AVERAGE([.B12:.K12])" office:value-type="float" office:value="259.110608292" calcext:value-type="float">
            <text:p>259,110608292</text:p>
          </table:table-cell>
          <table:table-cell table:formula="of:=TRIMMEAN([.B12:.K12];0.2)" office:value-type="float" office:value="258.885803727" calcext:value-type="float">
            <text:p>258,885803727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54.543108346" calcext:value-type="float">
            <text:p>254,543108346</text:p>
          </table:table-cell>
          <table:table-cell office:value-type="float" office:value="256.460150667" calcext:value-type="float">
            <text:p>256,460150667</text:p>
          </table:table-cell>
          <table:table-cell office:value-type="float" office:value="251.926360338" calcext:value-type="float">
            <text:p>251,926360338</text:p>
          </table:table-cell>
          <table:table-cell office:value-type="float" office:value="256.392481699" calcext:value-type="float">
            <text:p>256,392481699</text:p>
          </table:table-cell>
          <table:table-cell office:value-type="float" office:value="255.961900628" calcext:value-type="float">
            <text:p>255,961900628</text:p>
          </table:table-cell>
          <table:table-cell office:value-type="float" office:value="257.097416506" calcext:value-type="float">
            <text:p>257,097416506</text:p>
          </table:table-cell>
          <table:table-cell office:value-type="float" office:value="254.668584086" calcext:value-type="float">
            <text:p>254,668584086</text:p>
          </table:table-cell>
          <table:table-cell office:value-type="float" office:value="255.333248494" calcext:value-type="float">
            <text:p>255,333248494</text:p>
          </table:table-cell>
          <table:table-cell office:value-type="float" office:value="256.276353643" calcext:value-type="float">
            <text:p>256,276353643</text:p>
          </table:table-cell>
          <table:table-cell office:value-type="float" office:value="255.406622711889" calcext:value-type="float">
            <text:p>255,4066227119</text:p>
          </table:table-cell>
          <table:table-cell/>
          <table:table-cell table:formula="of:=AVERAGE([.B13:.K13])" office:value-type="float" office:value="255.406622711889" calcext:value-type="float">
            <text:p>255,4066227119</text:p>
          </table:table-cell>
          <table:table-cell table:formula="of:=TRIMMEAN([.B13:.K13];0.2)" office:value-type="float" office:value="255.630306284361" calcext:value-type="float">
            <text:p>255,6303062844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55.838911776" calcext:value-type="float">
            <text:p>255,838911776</text:p>
          </table:table-cell>
          <table:table-cell office:value-type="float" office:value="255.862924739" calcext:value-type="float">
            <text:p>255,862924739</text:p>
          </table:table-cell>
          <table:table-cell office:value-type="float" office:value="260.151204007" calcext:value-type="float">
            <text:p>260,151204007</text:p>
          </table:table-cell>
          <table:table-cell office:value-type="float" office:value="262.097578817" calcext:value-type="float">
            <text:p>262,097578817</text:p>
          </table:table-cell>
          <table:table-cell office:value-type="float" office:value="256.938367047" calcext:value-type="float">
            <text:p>256,938367047</text:p>
          </table:table-cell>
          <table:table-cell office:value-type="float" office:value="259.963411935" calcext:value-type="float">
            <text:p>259,963411935</text:p>
          </table:table-cell>
          <table:table-cell office:value-type="float" office:value="256.0028539" calcext:value-type="float">
            <text:p>256,0028539</text:p>
          </table:table-cell>
          <table:table-cell office:value-type="float" office:value="258.999413393" calcext:value-type="float">
            <text:p>258,999413393</text:p>
          </table:table-cell>
          <table:table-cell office:value-type="float" office:value="258.28307087" calcext:value-type="float">
            <text:p>258,28307087</text:p>
          </table:table-cell>
          <table:table-cell office:value-type="float" office:value="258.237526276" calcext:value-type="float">
            <text:p>258,237526276</text:p>
          </table:table-cell>
          <table:table-cell/>
          <table:table-cell table:formula="of:=AVERAGE([.B14:.K14])" office:value-type="float" office:value="258.237526276" calcext:value-type="float">
            <text:p>258,237526276</text:p>
          </table:table-cell>
          <table:table-cell table:formula="of:=TRIMMEAN([.B14:.K14];0.2)" office:value-type="float" office:value="258.054846520875" calcext:value-type="float">
            <text:p>258,0548465209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56.270761589" calcext:value-type="float">
            <text:p>256,270761589</text:p>
          </table:table-cell>
          <table:table-cell office:value-type="float" office:value="253.878110128" calcext:value-type="float">
            <text:p>253,878110128</text:p>
          </table:table-cell>
          <table:table-cell office:value-type="float" office:value="256.914711332" calcext:value-type="float">
            <text:p>256,914711332</text:p>
          </table:table-cell>
          <table:table-cell office:value-type="float" office:value="253.64133335" calcext:value-type="float">
            <text:p>253,64133335</text:p>
          </table:table-cell>
          <table:table-cell office:value-type="float" office:value="255.40382599" calcext:value-type="float">
            <text:p>255,40382599</text:p>
          </table:table-cell>
          <table:table-cell office:value-type="float" office:value="254.274024579" calcext:value-type="float">
            <text:p>254,274024579</text:p>
          </table:table-cell>
          <table:table-cell office:value-type="float" office:value="256.503564217" calcext:value-type="float">
            <text:p>256,503564217</text:p>
          </table:table-cell>
          <table:table-cell office:value-type="float" office:value="258.934563294" calcext:value-type="float">
            <text:p>258,934563294</text:p>
          </table:table-cell>
          <table:table-cell office:value-type="float" office:value="259.685608845" calcext:value-type="float">
            <text:p>259,685608845</text:p>
          </table:table-cell>
          <table:table-cell office:value-type="float" office:value="256.167389258222" calcext:value-type="float">
            <text:p>256,1673892582</text:p>
          </table:table-cell>
          <table:table-cell/>
          <table:table-cell table:formula="of:=AVERAGE([.B15:.K15])" office:value-type="float" office:value="256.167389258222" calcext:value-type="float">
            <text:p>256,1673892582</text:p>
          </table:table-cell>
          <table:table-cell table:formula="of:=TRIMMEAN([.B15:.K15];0.2)" office:value-type="float" office:value="256.043368798403" calcext:value-type="float">
            <text:p>256,0433687984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65.056866185" calcext:value-type="float">
            <text:p>265,056866185</text:p>
          </table:table-cell>
          <table:table-cell office:value-type="float" office:value="268.724976146" calcext:value-type="float">
            <text:p>268,724976146</text:p>
          </table:table-cell>
          <table:table-cell office:value-type="float" office:value="266.590886612" calcext:value-type="float">
            <text:p>266,590886612</text:p>
          </table:table-cell>
          <table:table-cell office:value-type="float" office:value="263.754533437" calcext:value-type="float">
            <text:p>263,754533437</text:p>
          </table:table-cell>
          <table:table-cell office:value-type="float" office:value="265.117497286" calcext:value-type="float">
            <text:p>265,117497286</text:p>
          </table:table-cell>
          <table:table-cell office:value-type="float" office:value="265.48337925" calcext:value-type="float">
            <text:p>265,48337925</text:p>
          </table:table-cell>
          <table:table-cell office:value-type="float" office:value="259.792942045" calcext:value-type="float">
            <text:p>259,792942045</text:p>
          </table:table-cell>
          <table:table-cell office:value-type="float" office:value="263.7637073" calcext:value-type="float">
            <text:p>263,7637073</text:p>
          </table:table-cell>
          <table:table-cell office:value-type="float" office:value="269.585658042" calcext:value-type="float">
            <text:p>269,585658042</text:p>
          </table:table-cell>
          <table:table-cell office:value-type="float" office:value="265.318938478111" calcext:value-type="float">
            <text:p>265,3189384781</text:p>
          </table:table-cell>
          <table:table-cell/>
          <table:table-cell table:formula="of:=AVERAGE([.B16:.K16])" office:value-type="float" office:value="265.318938478111" calcext:value-type="float">
            <text:p>265,3189384781</text:p>
          </table:table-cell>
          <table:table-cell table:formula="of:=TRIMMEAN([.B16:.K16];0.2)" office:value-type="float" office:value="265.476348086764" calcext:value-type="float">
            <text:p>265,4763480868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58.858576493" calcext:value-type="float">
            <text:p>258,858576493</text:p>
          </table:table-cell>
          <table:table-cell office:value-type="float" office:value="258.81237987" calcext:value-type="float">
            <text:p>258,81237987</text:p>
          </table:table-cell>
          <table:table-cell office:value-type="float" office:value="257.720918266" calcext:value-type="float">
            <text:p>257,720918266</text:p>
          </table:table-cell>
          <table:table-cell office:value-type="float" office:value="255.518422079" calcext:value-type="float">
            <text:p>255,518422079</text:p>
          </table:table-cell>
          <table:table-cell office:value-type="float" office:value="263.063218345" calcext:value-type="float">
            <text:p>263,063218345</text:p>
          </table:table-cell>
          <table:table-cell office:value-type="float" office:value="261.524979858" calcext:value-type="float">
            <text:p>261,524979858</text:p>
          </table:table-cell>
          <table:table-cell office:value-type="float" office:value="259.313425638" calcext:value-type="float">
            <text:p>259,313425638</text:p>
          </table:table-cell>
          <table:table-cell office:value-type="float" office:value="263.90892632" calcext:value-type="float">
            <text:p>263,90892632</text:p>
          </table:table-cell>
          <table:table-cell office:value-type="float" office:value="265.377263139" calcext:value-type="float">
            <text:p>265,377263139</text:p>
          </table:table-cell>
          <table:table-cell office:value-type="float" office:value="260.455345556444" calcext:value-type="float">
            <text:p>260,4553455564</text:p>
          </table:table-cell>
          <table:table-cell/>
          <table:table-cell table:formula="of:=AVERAGE([.B17:.K17])" office:value-type="float" office:value="260.455345556444" calcext:value-type="float">
            <text:p>260,4553455564</text:p>
          </table:table-cell>
          <table:table-cell table:formula="of:=TRIMMEAN([.B17:.K17];0.2)" office:value-type="float" office:value="260.457221293306" calcext:value-type="float">
            <text:p>260,4572212933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61.320791786" calcext:value-type="float">
            <text:p>261,320791786</text:p>
          </table:table-cell>
          <table:table-cell office:value-type="float" office:value="255.781369829" calcext:value-type="float">
            <text:p>255,781369829</text:p>
          </table:table-cell>
          <table:table-cell office:value-type="float" office:value="257.412764695" calcext:value-type="float">
            <text:p>257,412764695</text:p>
          </table:table-cell>
          <table:table-cell office:value-type="float" office:value="254.493467319" calcext:value-type="float">
            <text:p>254,493467319</text:p>
          </table:table-cell>
          <table:table-cell office:value-type="float" office:value="255.599045058" calcext:value-type="float">
            <text:p>255,599045058</text:p>
          </table:table-cell>
          <table:table-cell office:value-type="float" office:value="257.473714853" calcext:value-type="float">
            <text:p>257,473714853</text:p>
          </table:table-cell>
          <table:table-cell office:value-type="float" office:value="253.638408476" calcext:value-type="float">
            <text:p>253,638408476</text:p>
          </table:table-cell>
          <table:table-cell office:value-type="float" office:value="262.840572795" calcext:value-type="float">
            <text:p>262,840572795</text:p>
          </table:table-cell>
          <table:table-cell office:value-type="float" office:value="261.674924428" calcext:value-type="float">
            <text:p>261,674924428</text:p>
          </table:table-cell>
          <table:table-cell office:value-type="float" office:value="257.803895471" calcext:value-type="float">
            <text:p>257,803895471</text:p>
          </table:table-cell>
          <table:table-cell/>
          <table:table-cell table:formula="of:=AVERAGE([.B18:.K18])" office:value-type="float" office:value="257.803895471" calcext:value-type="float">
            <text:p>257,803895471</text:p>
          </table:table-cell>
          <table:table-cell table:formula="of:=TRIMMEAN([.B18:.K18];0.2)" office:value-type="float" office:value="257.694996679875" calcext:value-type="float">
            <text:p>257,6949966799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56.609563499" calcext:value-type="float">
            <text:p>256,609563499</text:p>
          </table:table-cell>
          <table:table-cell office:value-type="float" office:value="256.195906815" calcext:value-type="float">
            <text:p>256,195906815</text:p>
          </table:table-cell>
          <table:table-cell office:value-type="float" office:value="259.574947079" calcext:value-type="float">
            <text:p>259,574947079</text:p>
          </table:table-cell>
          <table:table-cell office:value-type="float" office:value="255.519090149" calcext:value-type="float">
            <text:p>255,519090149</text:p>
          </table:table-cell>
          <table:table-cell office:value-type="float" office:value="257.63448848" calcext:value-type="float">
            <text:p>257,63448848</text:p>
          </table:table-cell>
          <table:table-cell office:value-type="float" office:value="263.889415865" calcext:value-type="float">
            <text:p>263,889415865</text:p>
          </table:table-cell>
          <table:table-cell office:value-type="float" office:value="256.553526348" calcext:value-type="float">
            <text:p>256,553526348</text:p>
          </table:table-cell>
          <table:table-cell office:value-type="float" office:value="257.156166383" calcext:value-type="float">
            <text:p>257,156166383</text:p>
          </table:table-cell>
          <table:table-cell office:value-type="float" office:value="261.826754209" calcext:value-type="float">
            <text:p>261,826754209</text:p>
          </table:table-cell>
          <table:table-cell office:value-type="float" office:value="258.328873203" calcext:value-type="float">
            <text:p>258,328873203</text:p>
          </table:table-cell>
          <table:table-cell/>
          <table:table-cell table:formula="of:=AVERAGE([.B19:.K19])" office:value-type="float" office:value="258.328873203" calcext:value-type="float">
            <text:p>258,328873203</text:p>
          </table:table-cell>
          <table:table-cell table:formula="of:=TRIMMEAN([.B19:.K19];0.2)" office:value-type="float" office:value="257.985028252" calcext:value-type="float">
            <text:p>257,985028252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56.041433733" calcext:value-type="float">
            <text:p>256,041433733</text:p>
          </table:table-cell>
          <table:table-cell office:value-type="float" office:value="256.042510124" calcext:value-type="float">
            <text:p>256,042510124</text:p>
          </table:table-cell>
          <table:table-cell office:value-type="float" office:value="258.146574784" calcext:value-type="float">
            <text:p>258,146574784</text:p>
          </table:table-cell>
          <table:table-cell office:value-type="float" office:value="259.379107856" calcext:value-type="float">
            <text:p>259,379107856</text:p>
          </table:table-cell>
          <table:table-cell office:value-type="float" office:value="256.796122571" calcext:value-type="float">
            <text:p>256,796122571</text:p>
          </table:table-cell>
          <table:table-cell office:value-type="float" office:value="261.437467" calcext:value-type="float">
            <text:p>261,437467</text:p>
          </table:table-cell>
          <table:table-cell office:value-type="float" office:value="258.669771008" calcext:value-type="float">
            <text:p>258,669771008</text:p>
          </table:table-cell>
          <table:table-cell office:value-type="float" office:value="260.584042881" calcext:value-type="float">
            <text:p>260,584042881</text:p>
          </table:table-cell>
          <table:table-cell office:value-type="float" office:value="260.49831533" calcext:value-type="float">
            <text:p>260,49831533</text:p>
          </table:table-cell>
          <table:table-cell office:value-type="float" office:value="258.621705031889" calcext:value-type="float">
            <text:p>258,6217050319</text:p>
          </table:table-cell>
          <table:table-cell/>
          <table:table-cell table:formula="of:=AVERAGE([.B20:.K20])" office:value-type="float" office:value="258.621705031889" calcext:value-type="float">
            <text:p>258,6217050319</text:p>
          </table:table-cell>
          <table:table-cell table:formula="of:=TRIMMEAN([.B20:.K20];0.2)" office:value-type="float" office:value="258.592268698236" calcext:value-type="float">
            <text:p>258,5922686982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75.273315124" calcext:value-type="float">
            <text:p>275,273315124</text:p>
          </table:table-cell>
          <table:table-cell office:value-type="float" office:value="278.004698483" calcext:value-type="float">
            <text:p>278,004698483</text:p>
          </table:table-cell>
          <table:table-cell office:value-type="float" office:value="276.684610415" calcext:value-type="float">
            <text:p>276,684610415</text:p>
          </table:table-cell>
          <table:table-cell office:value-type="float" office:value="269.291789378" calcext:value-type="float">
            <text:p>269,291789378</text:p>
          </table:table-cell>
          <table:table-cell office:value-type="float" office:value="270.302656425" calcext:value-type="float">
            <text:p>270,302656425</text:p>
          </table:table-cell>
          <table:table-cell office:value-type="float" office:value="277.82799702" calcext:value-type="float">
            <text:p>277,82799702</text:p>
          </table:table-cell>
          <table:table-cell office:value-type="float" office:value="273.976612843" calcext:value-type="float">
            <text:p>273,976612843</text:p>
          </table:table-cell>
          <table:table-cell office:value-type="float" office:value="273.980266168" calcext:value-type="float">
            <text:p>273,980266168</text:p>
          </table:table-cell>
          <table:table-cell office:value-type="float" office:value="276.020358406" calcext:value-type="float">
            <text:p>276,020358406</text:p>
          </table:table-cell>
          <table:table-cell office:value-type="float" office:value="274.595811584667" calcext:value-type="float">
            <text:p>274,5958115847</text:p>
          </table:table-cell>
          <table:table-cell/>
          <table:table-cell table:formula="of:=AVERAGE([.B21:.K21])" office:value-type="float" office:value="274.595811584667" calcext:value-type="float">
            <text:p>274,5958115847</text:p>
          </table:table-cell>
          <table:table-cell table:formula="of:=TRIMMEAN([.B21:.K21];0.2)" office:value-type="float" office:value="274.832703498208" calcext:value-type="float">
            <text:p>274,8327034982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53.835659922" calcext:value-type="float">
            <text:p>253,835659922</text:p>
          </table:table-cell>
          <table:table-cell office:value-type="float" office:value="255.849174141" calcext:value-type="float">
            <text:p>255,849174141</text:p>
          </table:table-cell>
          <table:table-cell office:value-type="float" office:value="255.939890461" calcext:value-type="float">
            <text:p>255,939890461</text:p>
          </table:table-cell>
          <table:table-cell office:value-type="float" office:value="253.246752952" calcext:value-type="float">
            <text:p>253,246752952</text:p>
          </table:table-cell>
          <table:table-cell office:value-type="float" office:value="253.281098223" calcext:value-type="float">
            <text:p>253,281098223</text:p>
          </table:table-cell>
          <table:table-cell office:value-type="float" office:value="254.371500747" calcext:value-type="float">
            <text:p>254,371500747</text:p>
          </table:table-cell>
          <table:table-cell office:value-type="float" office:value="254.319415982" calcext:value-type="float">
            <text:p>254,319415982</text:p>
          </table:table-cell>
          <table:table-cell office:value-type="float" office:value="262.598694204" calcext:value-type="float">
            <text:p>262,598694204</text:p>
          </table:table-cell>
          <table:table-cell office:value-type="float" office:value="257.652176985" calcext:value-type="float">
            <text:p>257,652176985</text:p>
          </table:table-cell>
          <table:table-cell office:value-type="float" office:value="255.677151513" calcext:value-type="float">
            <text:p>255,677151513</text:p>
          </table:table-cell>
          <table:table-cell/>
          <table:table-cell table:formula="of:=AVERAGE([.B22:.K22])" office:value-type="float" office:value="255.677151513" calcext:value-type="float">
            <text:p>255,677151513</text:p>
          </table:table-cell>
          <table:table-cell table:formula="of:=TRIMMEAN([.B22:.K22];0.2)" office:value-type="float" office:value="255.11575849675" calcext:value-type="float">
            <text:p>255,1157584968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68.19073726" calcext:value-type="float">
            <text:p>268,19073726</text:p>
          </table:table-cell>
          <table:table-cell office:value-type="float" office:value="259.935379036" calcext:value-type="float">
            <text:p>259,935379036</text:p>
          </table:table-cell>
          <table:table-cell office:value-type="float" office:value="265.899909104" calcext:value-type="float">
            <text:p>265,899909104</text:p>
          </table:table-cell>
          <table:table-cell office:value-type="float" office:value="266.867805599" calcext:value-type="float">
            <text:p>266,867805599</text:p>
          </table:table-cell>
          <table:table-cell office:value-type="float" office:value="262.838161657" calcext:value-type="float">
            <text:p>262,838161657</text:p>
          </table:table-cell>
          <table:table-cell office:value-type="float" office:value="267.843993454" calcext:value-type="float">
            <text:p>267,843993454</text:p>
          </table:table-cell>
          <table:table-cell office:value-type="float" office:value="260.489262078" calcext:value-type="float">
            <text:p>260,489262078</text:p>
          </table:table-cell>
          <table:table-cell office:value-type="float" office:value="266.990499221" calcext:value-type="float">
            <text:p>266,990499221</text:p>
          </table:table-cell>
          <table:table-cell office:value-type="float" office:value="268.453659782" calcext:value-type="float">
            <text:p>268,453659782</text:p>
          </table:table-cell>
          <table:table-cell office:value-type="float" office:value="265.278823021222" calcext:value-type="float">
            <text:p>265,2788230212</text:p>
          </table:table-cell>
          <table:table-cell/>
          <table:table-cell table:formula="of:=AVERAGE([.B23:.K23])" office:value-type="float" office:value="265.278823021222" calcext:value-type="float">
            <text:p>265,2788230212</text:p>
          </table:table-cell>
          <table:table-cell table:formula="of:=TRIMMEAN([.B23:.K23];0.2)" office:value-type="float" office:value="265.549898924278" calcext:value-type="float">
            <text:p>265,5498989243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58.938241399" calcext:value-type="float">
            <text:p>258,938241399</text:p>
          </table:table-cell>
          <table:table-cell office:value-type="float" office:value="249.747878359" calcext:value-type="float">
            <text:p>249,747878359</text:p>
          </table:table-cell>
          <table:table-cell office:value-type="float" office:value="256.947369031" calcext:value-type="float">
            <text:p>256,947369031</text:p>
          </table:table-cell>
          <table:table-cell office:value-type="float" office:value="257.831617312" calcext:value-type="float">
            <text:p>257,831617312</text:p>
          </table:table-cell>
          <table:table-cell office:value-type="float" office:value="251.915622086" calcext:value-type="float">
            <text:p>251,915622086</text:p>
          </table:table-cell>
          <table:table-cell office:value-type="float" office:value="258.697089251" calcext:value-type="float">
            <text:p>258,697089251</text:p>
          </table:table-cell>
          <table:table-cell office:value-type="float" office:value="256.657598052" calcext:value-type="float">
            <text:p>256,657598052</text:p>
          </table:table-cell>
          <table:table-cell office:value-type="float" office:value="257.408883995" calcext:value-type="float">
            <text:p>257,408883995</text:p>
          </table:table-cell>
          <table:table-cell office:value-type="float" office:value="260.05525593" calcext:value-type="float">
            <text:p>260,05525593</text:p>
          </table:table-cell>
          <table:table-cell office:value-type="float" office:value="256.466617268333" calcext:value-type="float">
            <text:p>256,4666172683</text:p>
          </table:table-cell>
          <table:table-cell/>
          <table:table-cell table:formula="of:=AVERAGE([.B24:.K24])" office:value-type="float" office:value="256.466617268333" calcext:value-type="float">
            <text:p>256,4666172683</text:p>
          </table:table-cell>
          <table:table-cell table:formula="of:=TRIMMEAN([.B24:.K24];0.2)" office:value-type="float" office:value="256.857879799292" calcext:value-type="float">
            <text:p>256,8578797993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59.906218713" calcext:value-type="float">
            <text:p>259,906218713</text:p>
          </table:table-cell>
          <table:table-cell office:value-type="float" office:value="251.653496854" calcext:value-type="float">
            <text:p>251,653496854</text:p>
          </table:table-cell>
          <table:table-cell office:value-type="float" office:value="260.034685444" calcext:value-type="float">
            <text:p>260,034685444</text:p>
          </table:table-cell>
          <table:table-cell office:value-type="float" office:value="254.962172809" calcext:value-type="float">
            <text:p>254,962172809</text:p>
          </table:table-cell>
          <table:table-cell office:value-type="float" office:value="258.458237885" calcext:value-type="float">
            <text:p>258,458237885</text:p>
          </table:table-cell>
          <table:table-cell office:value-type="float" office:value="265.333891318" calcext:value-type="float">
            <text:p>265,333891318</text:p>
          </table:table-cell>
          <table:table-cell office:value-type="float" office:value="256.709353521" calcext:value-type="float">
            <text:p>256,709353521</text:p>
          </table:table-cell>
          <table:table-cell office:value-type="float" office:value="261.859922513" calcext:value-type="float">
            <text:p>261,859922513</text:p>
          </table:table-cell>
          <table:table-cell office:value-type="float" office:value="260.542465843" calcext:value-type="float">
            <text:p>260,542465843</text:p>
          </table:table-cell>
          <table:table-cell office:value-type="float" office:value="258.828938322222" calcext:value-type="float">
            <text:p>258,8289383222</text:p>
          </table:table-cell>
          <table:table-cell/>
          <table:table-cell table:formula="of:=AVERAGE([.B25:.K25])" office:value-type="float" office:value="258.828938322222" calcext:value-type="float">
            <text:p>258,8289383222</text:p>
          </table:table-cell>
          <table:table-cell table:formula="of:=TRIMMEAN([.B25:.K25];0.2)" office:value-type="float" office:value="258.912749381278" calcext:value-type="float">
            <text:p>258,912749381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formula="of:=SUM([.M2:.M25])" office:value-type="float" office:value="6263.84867236534" calcext:value-type="float">
            <text:p>6263,8486723653</text:p>
          </table:table-cell>
          <table:table-cell table:formula="of:=SUM([.N2:.N25])" office:value-type="float" office:value="6256.34577446017" calcext:value-type="float">
            <text:p>6256,3457744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1:37:49.407000000</meta:creation-date>
    <dc:date>2017-01-08T21:54:23.038000000</dc:date>
    <meta:editing-duration>PT16M33S</meta:editing-duration>
    <meta:editing-cycles>1</meta:editing-cycles>
    <meta:document-statistic meta:table-count="2" meta:cell-count="394" meta:object-count="0"/>
    <meta:generator>LibreOffice/4.4.7.2$Windows_x86 LibreOffice_project/f3153a8b245191196a4b6b9abd1d0da16eead600</meta:generator>
  </office:meta>
</office:document-meta>
</file>